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2.777cm"/>
      <style:paragraph-properties style:writing-mode="lr-tb"/>
    </style:style>
    <style:style style:name="gr2" style:family="graphic">
      <style:graphic-properties draw:stroke="none" draw:fill="solid" draw:fill-color="#ffecb3" draw:textarea-horizontal-align="justify" draw:textarea-vertical-align="middle" draw:auto-grow-height="false" fo:min-height="5.147cm" fo:min-width="7.938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0.8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.7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1.1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6cm"/>
      <style:paragraph-properties style:writing-mode="lr-tb"/>
    </style:style>
    <style:style style:name="gr20" style:family="graphic" style:parent-style-name="standard">
      <style:graphic-properties draw:stroke="none" draw:fill="none" fo:min-height="1.4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 draw:shadow-offset-x="0.203cm" draw:shadow-offset-y="0.203cm"/>
    </style:style>
    <style:style style:name="gr25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618cm" draw:fontwork-distance="0cm" draw:fontwork-start="0cm" draw:fontwork-shadow-offset-x="0cm" draw:fontwork-shadow-offset-y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8cm" fo:min-width="0cm"/>
      <style:paragraph-properties style:writing-mode="lr-tb"/>
    </style:style>
    <style:style style:name="gr28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14cm" fo:min-width="0.328cm"/>
    </style:style>
    <style:style style:name="gr3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1" style:family="graphic">
      <style:graphic-properties draw:stroke="none" draw:fill="solid" draw:fill-color="#ffe0b2" draw:textarea-horizontal-align="justify" draw:textarea-vertical-align="middle" draw:auto-grow-height="false" fo:min-height="5.173cm" fo:min-width="8.1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33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931cm"/>
      <style:paragraph-properties style:writing-mode="lr-tb"/>
    </style:style>
    <style:style style:name="gr35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2.77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fo:font-weight="bold" style:font-size-asian="18pt" style:font-size-complex="18pt"/>
    </style:style>
    <style:style style:name="P2" style:family="paragraph">
      <loext:graphic-properties draw:fill="solid" draw:fill-color="#ffecb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bitmap" draw:fill-image-name="_35__20_Percent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22pt"/>
    </style:style>
    <style:style style:name="P13" style:family="paragraph">
      <loext:graphic-properties draw:fill="solid" draw:fill-color="#ffe0b2"/>
      <style:paragraph-properties fo:text-align="center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style:style style:name="T4" style:family="text">
      <style:text-properties style:text-position="0% 100%" style:font-name="Liberation Sans" style:font-name-asian="Liberation Serif" style:font-name-complex="Liberation Serif"/>
    </style:style>
    <style:style style:name="T5" style:family="text">
      <style:text-properties style:text-position="-33% 58%" style:font-name="Liberation Serif" style:font-name-asian="Liberation Serif" style:font-name-complex="Liberation Serif"/>
    </style:style>
    <style:style style:name="T6" style:family="text">
      <style:text-properties style:text-position="-33% 58%" style:font-name="Liberation Sans1" style:font-name-asian="Liberation Serif" style:font-name-complex="Liberation Serif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/>
    </style:style>
    <style:style style:name="T9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6.89cm" svg:height="2.139cm" svg:x="9.68cm" svg:y="-0.221cm">
          <draw:text-box>
            <text:p><text:span text:style-name="T1">n</text:span><text:span text:style-name="T1">p</text:span><text:span text:style-name="T1">n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</draw:text-box>
        </draw:frame>
        <draw:custom-shape draw:style-name="gr2" draw:text-style-name="P2" draw:layer="measurelines" svg:width="7.938cm" svg:height="5.147cm" svg:x="17.197cm" svg:y="0.886cm">
          <text:p/>
          <draw:enhanced-geometry svg:viewBox="0 0 21600 21600" draw:type="rectangle" draw:enhanced-path="M 0 0 L 21600 0 21600 21600 0 21600 0 0 Z N"/>
        </draw:custom-shape>
        <draw:g xml:id="id14" draw:id="id14">
          <draw:line draw:style-name="gr3" draw:text-style-name="P3" draw:layer="layout" svg:x1="7.95cm" svg:y1="5.457cm" svg:x2="8.289cm" svg:y2="5.598cm">
            <text:p/>
          </draw:line>
          <draw:line draw:style-name="gr3" draw:text-style-name="P3" draw:layer="layout" svg:x1="7.626cm" svg:y1="5.975cm" svg:x2="8.287cm" svg:y2="5.594cm">
            <text:p/>
          </draw:line>
          <draw:line draw:style-name="gr3" draw:text-style-name="P3" draw:layer="layout" svg:x1="7.616cm" svg:y1="6.642cm" svg:x2="8.306cm" svg:y2="6.939cm">
            <text:p/>
          </draw:line>
          <draw:line draw:style-name="gr3" draw:text-style-name="P3" draw:layer="layout" svg:x1="7.61cm" svg:y1="5.96cm" svg:x2="8.3cm" svg:y2="6.257cm">
            <text:p/>
          </draw:line>
          <draw:line draw:style-name="gr3" draw:text-style-name="P3" draw:layer="layout" svg:x1="7.621cm" svg:y1="6.655cm" svg:x2="8.282cm" svg:y2="6.274cm">
            <text:p/>
          </draw:line>
          <draw:line draw:style-name="gr3" draw:text-style-name="P3" draw:layer="layout" svg:x1="7.649cm" svg:y1="7.327cm" svg:x2="8.31cm" svg:y2="6.946cm">
            <text:p/>
          </draw:line>
          <draw:line draw:style-name="gr3" draw:text-style-name="P3" draw:layer="layout" svg:x1="7.682cm" svg:y1="7.319cm" svg:x2="8.021cm" svg:y2="7.46cm">
            <text:p/>
          </draw:line>
        </draw:g>
        <draw:custom-shape draw:style-name="gr4" draw:text-style-name="P4" xml:id="id1" draw:id="id1" draw:layer="layout" svg:width="1.642cm" svg:height="1.643cm" svg:x="0.156cm" svg:y="2.819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5" draw:text-style-name="P3" draw:layer="layout" svg:x1="4.669cm" svg:y1="2.11cm" svg:x2="5.134cm" svg:y2="2.11cm">
            <text:p/>
          </draw:line>
          <draw:line draw:style-name="gr5" draw:text-style-name="P3" draw:layer="layout" svg:x1="5.138cm" svg:y1="2.821cm" svg:x2="5.138cm" svg:y2="1.401cm">
            <text:p/>
          </draw:line>
          <draw:line draw:style-name="gr5" draw:text-style-name="P3" draw:layer="layout" svg:x1="5.606cm" svg:y1="2.82cm" svg:x2="5.606cm" svg:y2="1.4cm">
            <text:p/>
          </draw:line>
          <draw:line draw:style-name="gr5" draw:text-style-name="P3" draw:layer="layout" svg:x1="5.604cm" svg:y1="2.11cm" svg:x2="6.069cm" svg:y2="2.11cm">
            <text:p/>
          </draw:line>
        </draw:g>
        <draw:g xml:id="id4" draw:id="id4">
          <draw:custom-shape draw:style-name="gr6" draw:text-style-name="P5" draw:layer="layout" svg:width="1.6cm" svg:height="2.1cm" svg:x="13.822cm" svg:y="2.8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14.622cm" svg:y1="3.385cm" svg:x2="14.622cm" svg:y2="4.357cm">
            <text:p/>
          </draw:line>
        </draw:g>
        <draw:g xml:id="id6" draw:id="id6">
          <draw:line draw:style-name="gr3" draw:text-style-name="P3" draw:layer="layout" svg:x1="19.609cm" svg:y1="2.917cm" svg:x2="19.948cm" svg:y2="3.058cm">
            <text:p/>
          </draw:line>
          <draw:line draw:style-name="gr3" draw:text-style-name="P3" draw:layer="layout" svg:x1="19.285cm" svg:y1="3.435cm" svg:x2="19.946cm" svg:y2="3.054cm">
            <text:p/>
          </draw:line>
          <draw:line draw:style-name="gr3" draw:text-style-name="P3" draw:layer="layout" svg:x1="19.275cm" svg:y1="4.102cm" svg:x2="19.965cm" svg:y2="4.399cm">
            <text:p/>
          </draw:line>
          <draw:line draw:style-name="gr3" draw:text-style-name="P3" draw:layer="layout" svg:x1="19.269cm" svg:y1="3.42cm" svg:x2="19.959cm" svg:y2="3.717cm">
            <text:p/>
          </draw:line>
          <draw:line draw:style-name="gr3" draw:text-style-name="P3" draw:layer="layout" svg:x1="19.28cm" svg:y1="4.115cm" svg:x2="19.941cm" svg:y2="3.734cm">
            <text:p/>
          </draw:line>
          <draw:line draw:style-name="gr3" draw:text-style-name="P3" draw:layer="layout" svg:x1="19.308cm" svg:y1="4.787cm" svg:x2="19.969cm" svg:y2="4.406cm">
            <text:p/>
          </draw:line>
          <draw:line draw:style-name="gr3" draw:text-style-name="P3" draw:layer="layout" svg:x1="19.341cm" svg:y1="4.779cm" svg:x2="19.68cm" svg:y2="4.92cm">
            <text:p/>
          </draw:line>
        </draw:g>
        <draw:g xml:id="id12" draw:id="id12">
          <draw:line draw:style-name="gr3" draw:text-style-name="P3" draw:layer="layout" svg:x1="12.266cm" svg:y1="7.199cm" svg:x2="12.605cm" svg:y2="7.34cm">
            <text:p/>
          </draw:line>
          <draw:line draw:style-name="gr3" draw:text-style-name="P3" draw:layer="layout" svg:x1="11.942cm" svg:y1="7.717cm" svg:x2="12.603cm" svg:y2="7.336cm">
            <text:p/>
          </draw:line>
          <draw:line draw:style-name="gr3" draw:text-style-name="P3" draw:layer="layout" svg:x1="11.932cm" svg:y1="8.384cm" svg:x2="12.622cm" svg:y2="8.681cm">
            <text:p/>
          </draw:line>
          <draw:line draw:style-name="gr3" draw:text-style-name="P3" draw:layer="layout" svg:x1="11.926cm" svg:y1="7.702cm" svg:x2="12.616cm" svg:y2="7.999cm">
            <text:p/>
          </draw:line>
          <draw:line draw:style-name="gr3" draw:text-style-name="P3" draw:layer="layout" svg:x1="11.937cm" svg:y1="8.397cm" svg:x2="12.598cm" svg:y2="8.016cm">
            <text:p/>
          </draw:line>
          <draw:line draw:style-name="gr3" draw:text-style-name="P3" draw:layer="layout" svg:x1="11.965cm" svg:y1="9.069cm" svg:x2="12.626cm" svg:y2="8.688cm">
            <text:p/>
          </draw:line>
          <draw:line draw:style-name="gr3" draw:text-style-name="P3" draw:layer="layout" svg:x1="11.998cm" svg:y1="9.061cm" svg:x2="12.337cm" svg:y2="9.202cm">
            <text:p/>
          </draw:line>
        </draw:g>
        <draw:g xml:id="id7" draw:id="id7">
          <draw:line draw:style-name="gr3" draw:text-style-name="P3" draw:layer="layout" svg:x1="20.02cm" svg:y1="7.181cm" svg:x2="20.359cm" svg:y2="7.322cm">
            <text:p/>
          </draw:line>
          <draw:line draw:style-name="gr3" draw:text-style-name="P3" draw:layer="layout" svg:x1="19.696cm" svg:y1="7.699cm" svg:x2="20.357cm" svg:y2="7.318cm">
            <text:p/>
          </draw:line>
          <draw:line draw:style-name="gr3" draw:text-style-name="P3" draw:layer="layout" svg:x1="19.686cm" svg:y1="8.366cm" svg:x2="20.376cm" svg:y2="8.663cm">
            <text:p/>
          </draw:line>
          <draw:line draw:style-name="gr3" draw:text-style-name="P3" draw:layer="layout" svg:x1="19.68cm" svg:y1="7.684cm" svg:x2="20.37cm" svg:y2="7.981cm">
            <text:p/>
          </draw:line>
          <draw:line draw:style-name="gr3" draw:text-style-name="P3" draw:layer="layout" svg:x1="19.691cm" svg:y1="8.379cm" svg:x2="20.352cm" svg:y2="7.998cm">
            <text:p/>
          </draw:line>
          <draw:line draw:style-name="gr3" draw:text-style-name="P3" draw:layer="layout" svg:x1="19.719cm" svg:y1="9.051cm" svg:x2="20.38cm" svg:y2="8.67cm">
            <text:p/>
          </draw:line>
          <draw:line draw:style-name="gr3" draw:text-style-name="P3" draw:layer="layout" svg:x1="19.752cm" svg:y1="9.043cm" svg:x2="20.091cm" svg:y2="9.184cm">
            <text:p/>
          </draw:line>
        </draw:g>
        <draw:g xml:id="id5" draw:id="id5">
          <draw:line draw:style-name="gr3" draw:text-style-name="P3" draw:layer="layout" svg:x1="16.154cm" svg:y1="3cm" svg:x2="16.493cm" svg:y2="3.141cm">
            <text:p/>
          </draw:line>
          <draw:line draw:style-name="gr3" draw:text-style-name="P3" draw:layer="layout" svg:x1="15.83cm" svg:y1="3.518cm" svg:x2="16.491cm" svg:y2="3.137cm">
            <text:p/>
          </draw:line>
          <draw:line draw:style-name="gr3" draw:text-style-name="P3" draw:layer="layout" svg:x1="15.82cm" svg:y1="4.185cm" svg:x2="16.51cm" svg:y2="4.482cm">
            <text:p/>
          </draw:line>
          <draw:line draw:style-name="gr3" draw:text-style-name="P3" draw:layer="layout" svg:x1="15.814cm" svg:y1="3.503cm" svg:x2="16.504cm" svg:y2="3.8cm">
            <text:p/>
          </draw:line>
          <draw:line draw:style-name="gr3" draw:text-style-name="P3" draw:layer="layout" svg:x1="15.825cm" svg:y1="4.198cm" svg:x2="16.486cm" svg:y2="3.817cm">
            <text:p/>
          </draw:line>
          <draw:line draw:style-name="gr3" draw:text-style-name="P3" draw:layer="layout" svg:x1="15.853cm" svg:y1="4.87cm" svg:x2="16.514cm" svg:y2="4.489cm">
            <text:p/>
          </draw:line>
          <draw:line draw:style-name="gr3" draw:text-style-name="P3" draw:layer="layout" svg:x1="15.886cm" svg:y1="4.862cm" svg:x2="16.225cm" svg:y2="5.003cm">
            <text:p/>
          </draw:line>
        </draw:g>
        <draw:g xml:id="id22" draw:id="id22">
          <draw:line draw:style-name="gr3" draw:text-style-name="P3" draw:layer="layout" svg:x1="25.731cm" svg:y1="5.723cm" svg:x2="26.07cm" svg:y2="5.864cm">
            <text:p/>
          </draw:line>
          <draw:line draw:style-name="gr3" draw:text-style-name="P3" draw:layer="layout" svg:x1="25.407cm" svg:y1="6.241cm" svg:x2="26.068cm" svg:y2="5.86cm">
            <text:p/>
          </draw:line>
          <draw:line draw:style-name="gr3" draw:text-style-name="P3" draw:layer="layout" svg:x1="25.397cm" svg:y1="6.908cm" svg:x2="26.087cm" svg:y2="7.205cm">
            <text:p/>
          </draw:line>
          <draw:line draw:style-name="gr3" draw:text-style-name="P3" draw:layer="layout" svg:x1="25.391cm" svg:y1="6.226cm" svg:x2="26.081cm" svg:y2="6.523cm">
            <text:p/>
          </draw:line>
          <draw:line draw:style-name="gr3" draw:text-style-name="P3" draw:layer="layout" svg:x1="25.402cm" svg:y1="6.921cm" svg:x2="26.063cm" svg:y2="6.54cm">
            <text:p/>
          </draw:line>
          <draw:line draw:style-name="gr3" draw:text-style-name="P3" draw:layer="layout" svg:x1="25.43cm" svg:y1="7.593cm" svg:x2="26.091cm" svg:y2="7.212cm">
            <text:p/>
          </draw:line>
          <draw:line draw:style-name="gr3" draw:text-style-name="P3" draw:layer="layout" svg:x1="25.463cm" svg:y1="7.585cm" svg:x2="25.802cm" svg:y2="7.726cm">
            <text:p/>
          </draw:line>
        </draw:g>
        <draw:g xml:id="id9" draw:id="id9">
          <draw:line draw:style-name="gr3" draw:text-style-name="P3" draw:layer="layout" svg:x1="24.417cm" svg:y1="2.858cm" svg:x2="24.756cm" svg:y2="2.999cm">
            <text:p/>
          </draw:line>
          <draw:line draw:style-name="gr3" draw:text-style-name="P3" draw:layer="layout" svg:x1="24.093cm" svg:y1="3.376cm" svg:x2="24.754cm" svg:y2="2.995cm">
            <text:p/>
          </draw:line>
          <draw:line draw:style-name="gr3" draw:text-style-name="P3" draw:layer="layout" svg:x1="24.083cm" svg:y1="4.043cm" svg:x2="24.773cm" svg:y2="4.34cm">
            <text:p/>
          </draw:line>
          <draw:line draw:style-name="gr3" draw:text-style-name="P3" draw:layer="layout" svg:x1="24.077cm" svg:y1="3.361cm" svg:x2="24.767cm" svg:y2="3.658cm">
            <text:p/>
          </draw:line>
          <draw:line draw:style-name="gr3" draw:text-style-name="P3" draw:layer="layout" svg:x1="24.088cm" svg:y1="4.056cm" svg:x2="24.749cm" svg:y2="3.675cm">
            <text:p/>
          </draw:line>
          <draw:line draw:style-name="gr3" draw:text-style-name="P3" draw:layer="layout" svg:x1="24.116cm" svg:y1="4.728cm" svg:x2="24.777cm" svg:y2="4.347cm">
            <text:p/>
          </draw:line>
          <draw:line draw:style-name="gr3" draw:text-style-name="P3" draw:layer="layout" svg:x1="24.149cm" svg:y1="4.72cm" svg:x2="24.488cm" svg:y2="4.861cm">
            <text:p/>
          </draw:line>
        </draw:g>
        <draw:g xml:id="id13" draw:id="id13">
          <draw:line draw:style-name="gr3" draw:text-style-name="P3" draw:layer="layout" svg:x1="6.654cm" svg:y1="5.497cm" svg:x2="6.993cm" svg:y2="5.638cm">
            <text:p/>
          </draw:line>
          <draw:line draw:style-name="gr3" draw:text-style-name="P3" draw:layer="layout" svg:x1="6.33cm" svg:y1="6.015cm" svg:x2="6.991cm" svg:y2="5.634cm">
            <text:p/>
          </draw:line>
          <draw:line draw:style-name="gr3" draw:text-style-name="P3" draw:layer="layout" svg:x1="6.32cm" svg:y1="6.682cm" svg:x2="7.01cm" svg:y2="6.979cm">
            <text:p/>
          </draw:line>
          <draw:line draw:style-name="gr3" draw:text-style-name="P3" draw:layer="layout" svg:x1="6.314cm" svg:y1="6cm" svg:x2="7.004cm" svg:y2="6.297cm">
            <text:p/>
          </draw:line>
          <draw:line draw:style-name="gr3" draw:text-style-name="P3" draw:layer="layout" svg:x1="6.325cm" svg:y1="6.695cm" svg:x2="6.986cm" svg:y2="6.314cm">
            <text:p/>
          </draw:line>
          <draw:line draw:style-name="gr3" draw:text-style-name="P3" draw:layer="layout" svg:x1="6.353cm" svg:y1="7.367cm" svg:x2="7.014cm" svg:y2="6.986cm">
            <text:p/>
          </draw:line>
          <draw:line draw:style-name="gr3" draw:text-style-name="P3" draw:layer="layout" svg:x1="6.386cm" svg:y1="7.359cm" svg:x2="6.725cm" svg:y2="7.5cm">
            <text:p/>
          </draw:line>
        </draw:g>
        <draw:g xml:id="id2" draw:id="id2">
          <draw:line draw:style-name="gr3" draw:text-style-name="P3" draw:layer="layout" svg:x1="1.737cm" svg:y1="2.096cm" svg:x2="1.888cm" svg:y2="1.761cm">
            <text:p/>
          </draw:line>
          <draw:line draw:style-name="gr3" draw:text-style-name="P3" draw:layer="layout" svg:x1="2.246cm" svg:y1="2.434cm" svg:x2="1.884cm" svg:y2="1.762cm">
            <text:p/>
          </draw:line>
          <draw:line draw:style-name="gr3" draw:text-style-name="P3" draw:layer="layout" svg:x1="2.912cm" svg:y1="2.463cm" svg:x2="3.228cm" svg:y2="1.782cm">
            <text:p/>
          </draw:line>
          <draw:line draw:style-name="gr3" draw:text-style-name="P3" draw:layer="layout" svg:x1="2.23cm" svg:y1="2.45cm" svg:x2="2.546cm" svg:y2="1.769cm">
            <text:p/>
          </draw:line>
          <draw:line draw:style-name="gr3" draw:text-style-name="P3" draw:layer="layout" svg:x1="2.926cm" svg:y1="2.459cm" svg:x2="2.564cm" svg:y2="1.787cm">
            <text:p/>
          </draw:line>
          <draw:line draw:style-name="gr3" draw:text-style-name="P3" draw:layer="layout" svg:x1="3.598cm" svg:y1="2.451cm" svg:x2="3.236cm" svg:y2="1.779cm">
            <text:p/>
          </draw:line>
          <draw:line draw:style-name="gr3" draw:text-style-name="P3" draw:layer="layout" svg:x1="3.59cm" svg:y1="2.417cm" svg:x2="3.741cm" svg:y2="2.082cm">
            <text:p/>
          </draw:line>
        </draw:g>
        <draw:g xml:id="id11" draw:id="id11">
          <draw:line draw:style-name="gr3" draw:text-style-name="P3" draw:layer="layout" svg:x1="22.013cm" svg:y1="8.165cm" svg:x2="22.352cm" svg:y2="8.306cm">
            <text:p/>
          </draw:line>
          <draw:line draw:style-name="gr3" draw:text-style-name="P3" draw:layer="layout" svg:x1="21.689cm" svg:y1="8.683cm" svg:x2="22.35cm" svg:y2="8.302cm">
            <text:p/>
          </draw:line>
          <draw:line draw:style-name="gr3" draw:text-style-name="P3" draw:layer="layout" svg:x1="21.679cm" svg:y1="9.35cm" svg:x2="22.369cm" svg:y2="9.647cm">
            <text:p/>
          </draw:line>
          <draw:line draw:style-name="gr3" draw:text-style-name="P3" draw:layer="layout" svg:x1="21.673cm" svg:y1="8.668cm" svg:x2="22.363cm" svg:y2="8.965cm">
            <text:p/>
          </draw:line>
          <draw:line draw:style-name="gr3" draw:text-style-name="P3" draw:layer="layout" svg:x1="21.684cm" svg:y1="9.363cm" svg:x2="22.345cm" svg:y2="8.982cm">
            <text:p/>
          </draw:line>
          <draw:line draw:style-name="gr3" draw:text-style-name="P3" draw:layer="layout" svg:x1="21.712cm" svg:y1="10.035cm" svg:x2="22.373cm" svg:y2="9.654cm">
            <text:p/>
          </draw:line>
          <draw:line draw:style-name="gr3" draw:text-style-name="P3" draw:layer="layout" svg:x1="21.745cm" svg:y1="10.027cm" svg:x2="22.084cm" svg:y2="10.168cm">
            <text:p/>
          </draw:line>
        </draw:g>
        <draw:g xml:id="id10" draw:id="id10">
          <draw:line draw:style-name="gr5" draw:text-style-name="P3" draw:layer="layout" svg:x1="22.033cm" svg:y1="7.733cm" svg:x2="22.033cm" svg:y2="7.268cm">
            <text:p/>
          </draw:line>
          <draw:line draw:style-name="gr5" draw:text-style-name="P3" draw:layer="layout" svg:x1="22.744cm" svg:y1="7.264cm" svg:x2="21.324cm" svg:y2="7.264cm">
            <text:p/>
          </draw:line>
          <draw:line draw:style-name="gr5" draw:text-style-name="P3" draw:layer="layout" svg:x1="22.743cm" svg:y1="6.796cm" svg:x2="21.323cm" svg:y2="6.796cm">
            <text:p/>
          </draw:line>
          <draw:line draw:style-name="gr5" draw:text-style-name="P3" draw:layer="layout" svg:x1="22.033cm" svg:y1="6.798cm" svg:x2="22.033cm" svg:y2="6.333cm">
            <text:p/>
          </draw:line>
        </draw:g>
        <draw:connector draw:style-name="gr8" draw:text-style-name="P7" draw:layer="layout" svg:x1="0.977cm" svg:y1="2.819cm" svg:x2="1.737cm" svg:y2="2.112cm" draw:start-shape="id1" draw:start-glue-point="4" draw:end-shape="id2" draw:end-glue-point="3" svg:d="M977 2819v-707h760" svg:viewBox="0 0 761 708">
          <text:p/>
        </draw:connector>
        <draw:connector draw:style-name="gr8" draw:text-style-name="P7" draw:layer="layout" svg:x1="3.741cm" svg:y1="2.112cm" svg:x2="4.669cm" svg:y2="2.11cm" draw:start-shape="id2" draw:start-glue-point="1" draw:end-shape="id3" draw:end-glue-point="3" svg:d="M3741 2112h464v-2h464" svg:viewBox="0 0 929 3">
          <text:p/>
        </draw:connector>
        <draw:connector draw:style-name="gr8" draw:text-style-name="P7" draw:layer="layout" draw:line-skew="-0.199cm" svg:x1="14.622cm" svg:y1="2.841cm" svg:x2="16.164cm" svg:y2="3cm" draw:start-shape="id4" draw:start-glue-point="0" draw:end-shape="id5" draw:end-glue-point="0" svg:d="M14622 2841v-700h1542v859" svg:viewBox="0 0 1543 860">
          <text:p/>
        </draw:connector>
        <draw:connector draw:style-name="gr8" draw:text-style-name="P7" xml:id="id21" draw:id="id21" draw:layer="layout" draw:line-skew="-0.25cm" svg:x1="19.619cm" svg:y1="4.92cm" svg:x2="20.03cm" svg:y2="7.181cm" draw:start-shape="id6" draw:start-glue-point="2" draw:end-shape="id7" draw:end-glue-point="0" svg:d="M19619 4920v881h411v1380" svg:viewBox="0 0 412 2262">
          <text:p/>
        </draw:connector>
        <draw:connector draw:style-name="gr9" draw:text-style-name="P8" draw:layer="layout" draw:line-skew="-0.168cm" svg:x1="22.847cm" svg:y1="4.805cm" svg:x2="20.03cm" svg:y2="7.181cm" draw:start-shape="id8" draw:start-glue-point="2" draw:end-shape="id7" draw:end-glue-point="0" svg:d="M22847 4805v996h-2817v1380" svg:viewBox="0 0 2818 2377">
          <text:p/>
        </draw:connector>
        <draw:connector draw:style-name="gr9" draw:text-style-name="P8" draw:layer="layout" draw:line-skew="-0.099cm" svg:x1="22.847cm" svg:y1="2.705cm" svg:x2="24.427cm" svg:y2="2.858cm" draw:start-shape="id8" draw:start-glue-point="0" draw:end-shape="id9" draw:end-glue-point="0" svg:d="M22847 2705v-600h1580v753" svg:viewBox="0 0 1581 754">
          <text:p/>
        </draw:connector>
        <draw:connector draw:style-name="gr8" draw:text-style-name="P7" draw:layer="layout" draw:line-skew="0.274cm" svg:x1="22.847cm" svg:y1="4.805cm" svg:x2="22.033cm" svg:y2="6.333cm" draw:start-shape="id8" draw:start-glue-point="2" draw:end-shape="id10" draw:end-glue-point="0" svg:d="M22847 4805v1014h-814v514" svg:viewBox="0 0 815 1529">
          <text:p/>
        </draw:connector>
        <draw:connector draw:style-name="gr8" draw:text-style-name="P7" draw:layer="layout" draw:line-skew="0.22cm" svg:x1="24.427cm" svg:y1="4.861cm" svg:x2="22.033cm" svg:y2="6.333cm" draw:start-shape="id9" draw:start-glue-point="2" draw:end-shape="id10" draw:end-glue-point="0" svg:d="M24427 4861v956h-2394v516" svg:viewBox="0 0 2395 1473">
          <text:p/>
        </draw:connector>
        <draw:connector draw:style-name="gr10" draw:text-style-name="P9" draw:layer="layout" draw:type="line" svg:x1="22.033cm" svg:y1="7.733cm" svg:x2="22.023cm" svg:y2="8.165cm" draw:start-shape="id10" draw:start-glue-point="2" draw:end-shape="id11" draw:end-glue-point="0" svg:d="M22033 7733l-10 432" svg:viewBox="0 0 11 433">
          <text:p/>
        </draw:connector>
        <draw:connector draw:style-name="gr9" draw:text-style-name="P8" draw:layer="layout" draw:line-skew="-0.113cm 5.639cm" svg:x1="22.847cm" svg:y1="2.705cm" svg:x2="22.023cm" svg:y2="10.168cm" draw:start-shape="id8" draw:start-glue-point="0" draw:end-shape="id11" draw:end-glue-point="2" svg:d="M22847 2705v-614h3915v8627h-4739v-550" svg:viewBox="0 0 4740 8628">
          <text:p/>
        </draw:connector>
        <draw:connector draw:style-name="gr9" draw:text-style-name="P8" draw:layer="layout" svg:x1="0.977cm" svg:y1="4.462cm" svg:x2="22.023cm" svg:y2="10.168cm" draw:start-shape="id1" draw:start-glue-point="8" draw:end-shape="id11" draw:end-glue-point="2" svg:d="M977 4462v6256h21046v-550" svg:viewBox="0 0 21047 6257">
          <text:p/>
        </draw:connector>
        <draw:connector draw:style-name="gr8" draw:text-style-name="P7" xml:id="id23" draw:id="id23" draw:layer="layout" svg:x1="12.276cm" svg:y1="9.202cm" svg:x2="22.023cm" svg:y2="10.168cm" draw:start-shape="id12" draw:start-glue-point="2" draw:end-shape="id11" draw:end-glue-point="2" svg:d="M12276 9202v1516h9747v-550" svg:viewBox="0 0 9748 1517">
          <text:p/>
        </draw:connector>
        <draw:connector draw:style-name="gr8" draw:text-style-name="P7" draw:layer="layout" svg:x1="20.03cm" svg:y1="9.184cm" svg:x2="22.023cm" svg:y2="10.168cm" draw:start-shape="id7" draw:start-glue-point="2" draw:end-shape="id11" draw:end-glue-point="2" svg:d="M20030 9184v1534h1993v-550" svg:viewBox="0 0 1994 1535">
          <text:p/>
        </draw:connector>
        <draw:connector draw:style-name="gr8" draw:text-style-name="P7" draw:layer="layout" svg:x1="6.664cm" svg:y1="7.5cm" svg:x2="22.023cm" svg:y2="10.168cm" draw:start-shape="id13" draw:start-glue-point="2" draw:end-shape="id11" draw:end-glue-point="2" svg:d="M6664 7500v3218h15359v-550" svg:viewBox="0 0 15360 3219">
          <text:p/>
        </draw:connector>
        <draw:frame draw:style-name="gr11" draw:text-style-name="P10" draw:layer="layout" svg:width="1.278cm" svg:height="1.115cm" svg:x="1.68cm" svg:y="4.034cm">
          <draw:text-box>
            <text:p><text:span text:style-name="T2">v</text:span><text:span text:style-name="T3">i</text:span><text:span text:style-name="T3">n</text:span></text:p>
          </draw:text-box>
        </draw:frame>
        <draw:frame draw:style-name="gr12" draw:text-style-name="P11" draw:layer="layout" svg:width="1.243cm" svg:height="1.977cm" svg:x="1.934cm" svg:y="0.7cm">
          <draw:text-box>
            <text:p>R<text:span text:style-name="T3">in</text:span></text:p>
            <text:p><text:span text:style-name="T3"/></text:p>
          </draw:text-box>
        </draw:frame>
        <draw:frame draw:style-name="gr12" draw:text-style-name="P11" draw:layer="layout" svg:width="1.243cm" svg:height="1.977cm" svg:x="4.771cm" svg:y="0.4cm">
          <draw:text-box>
            <text:p>C<text:span text:style-name="T3">i</text:span></text:p>
            <text:p><text:span text:style-name="T3"/></text:p>
          </draw:text-box>
        </draw:frame>
        <draw:frame draw:style-name="gr13" draw:text-style-name="P11" draw:layer="layout" svg:width="1.162cm" svg:height="1.114cm" svg:x="5.037cm" svg:y="5.945cm">
          <draw:text-box>
            <text:p>R<text:span text:style-name="T3">1</text:span></text:p>
          </draw:text-box>
        </draw:frame>
        <draw:frame draw:style-name="gr14" draw:text-style-name="P11" draw:layer="layout" svg:width="1.162cm" svg:height="1.114cm" svg:x="8.4cm" svg:y="5.986cm">
          <draw:text-box>
            <text:p>R<text:span text:style-name="T3">2</text:span></text:p>
          </draw:text-box>
        </draw:frame>
        <draw:frame draw:style-name="gr13" draw:text-style-name="P11" draw:layer="layout" svg:width="1.162cm" svg:height="1.114cm" svg:x="22.71cm" svg:y="6.456cm">
          <draw:text-box>
            <text:p>C<text:span text:style-name="T3">o</text:span></text:p>
          </draw:text-box>
        </draw:frame>
        <draw:connector draw:style-name="gr8" draw:text-style-name="P7" draw:layer="layout" svg:x1="7.96cm" svg:y1="7.46cm" svg:x2="22.023cm" svg:y2="10.168cm" draw:start-shape="id14" draw:start-glue-point="2" draw:end-shape="id11" draw:end-glue-point="2" svg:d="M7960 7460v3258h14063v-550" svg:viewBox="0 0 14064 3259">
          <text:p/>
        </draw:connector>
        <draw:connector draw:style-name="gr8" draw:text-style-name="P7" xml:id="id16" draw:id="id16" draw:layer="layout" svg:x1="6.664cm" svg:y1="5.497cm" svg:x2="6.069cm" svg:y2="2.11cm" draw:start-shape="id13" draw:start-glue-point="0" draw:end-shape="id3" draw:end-glue-point="1" svg:d="M6664 5497v-3387h-595" svg:viewBox="0 0 596 3388">
          <text:p/>
        </draw:connector>
        <draw:connector draw:style-name="gr8" draw:text-style-name="P7" draw:layer="layout" svg:x1="11.357cm" svg:y1="3cm" svg:x2="6.664cm" svg:y2="2.11cm" draw:start-shape="id15" draw:start-glue-point="0" draw:end-shape="id16" draw:end-glue-point="0" svg:d="M11357 3000v-890h-4693" svg:viewBox="0 0 4694 891">
          <text:p/>
        </draw:connector>
        <draw:connector draw:style-name="gr8" draw:text-style-name="P7" draw:layer="layout" svg:x1="6.069cm" svg:y1="2.11cm" svg:x2="7.96cm" svg:y2="5.457cm" draw:start-shape="id3" draw:start-glue-point="1" draw:end-shape="id14" draw:end-glue-point="0" svg:d="M6069 2110h1891v3347" svg:viewBox="0 0 1892 3348">
          <text:p/>
        </draw:connector>
        <draw:connector draw:style-name="gr8" draw:text-style-name="P7" draw:layer="layout" draw:line-skew="-0.249cm" svg:x1="16.164cm" svg:y1="3cm" svg:x2="19.619cm" svg:y2="2.917cm" draw:start-shape="id5" draw:start-glue-point="0" draw:end-shape="id6" draw:end-glue-point="0" svg:d="M16164 3000v-882h3455v799" svg:viewBox="0 0 3456 883">
          <text:p/>
        </draw:connector>
        <draw:frame draw:style-name="gr15" draw:text-style-name="P11" draw:layer="layout" svg:width="1.226cm" svg:height="1.114cm" svg:x="24.32cm" svg:y="6.245cm">
          <draw:text-box>
            <text:p>R<text:span text:style-name="T3">C</text:span></text:p>
          </draw:text-box>
        </draw:frame>
        <draw:frame draw:style-name="gr16" draw:text-style-name="P11" draw:layer="layout" svg:width="1.645cm" svg:height="1.114cm" svg:x="18.332cm" svg:y="7.757cm">
          <draw:text-box>
            <text:p>R<text:span text:style-name="T3">o</text:span><text:span text:style-name="T3">u</text:span><text:span text:style-name="T3">t</text:span></text:p>
          </draw:text-box>
        </draw:frame>
        <draw:frame draw:style-name="gr13" draw:text-style-name="P11" draw:layer="layout" svg:width="1.162cm" svg:height="1.114cm" svg:x="20.629cm" svg:y="8.633cm">
          <draw:text-box>
            <text:p>R<text:span text:style-name="T3">L</text:span></text:p>
          </draw:text-box>
        </draw:frame>
        <draw:frame draw:style-name="gr17" draw:text-style-name="P11" draw:layer="layout" svg:width="1.188cm" svg:height="1.119cm" svg:x="10.102cm" svg:y="2.705cm">
          <draw:text-box>
            <text:p><text:span text:style-name="T4">r</text:span><text:span text:style-name="T5">pi1</text:span></text:p>
          </draw:text-box>
        </draw:frame>
        <draw:frame draw:style-name="gr14" draw:text-style-name="P11" draw:layer="layout" svg:width="1.298cm" svg:height="1.114cm" svg:x="18.43cm" svg:y="2.404cm">
          <draw:text-box>
            <text:p><text:span text:style-name="T4">r</text:span><text:span text:style-name="T5">p</text:span><text:span text:style-name="T5">i</text:span><text:span text:style-name="T5">2</text:span></text:p>
          </draw:text-box>
        </draw:frame>
        <draw:frame draw:style-name="gr18" draw:text-style-name="P11" draw:layer="layout" svg:width="1.12cm" svg:height="1.114cm" svg:x="14.957cm" svg:y="2.426cm">
          <draw:text-box>
            <text:p>r<text:span text:style-name="T3">o1</text:span></text:p>
          </draw:text-box>
        </draw:frame>
        <draw:frame draw:style-name="gr14" draw:text-style-name="P11" draw:layer="layout" svg:width="1.203cm" svg:height="1.114cm" svg:x="23.28cm" svg:y="2.407cm">
          <draw:text-box>
            <text:p>r<text:span text:style-name="T3">o2</text:span></text:p>
          </draw:text-box>
        </draw:frame>
        <draw:frame draw:style-name="gr19" draw:text-style-name="P11" draw:layer="layout" svg:width="2.166cm" svg:height="1.114cm" svg:x="20.813cm" svg:y="4.202cm">
          <draw:text-box>
            <text:p>g<text:span text:style-name="T3">m</text:span><text:span text:style-name="T3">2</text:span><text:span text:style-name="T2">v</text:span><text:span text:style-name="T6">p</text:span><text:span text:style-name="T6">i</text:span><text:span text:style-name="T6">2</text:span></text:p>
          </draw:text-box>
        </draw:frame>
        <draw:frame draw:style-name="gr20" draw:text-style-name="P10" draw:layer="layout" svg:width="2.493cm" svg:height="1.713cm" svg:x="12.591cm" svg:y="4.234cm">
          <draw:text-box>
            <text:p>g<text:span text:style-name="T3">m1</text:span><text:span text:style-name="T2">v</text:span><text:span text:style-name="T6">pi1</text:span></text:p>
          </draw:text-box>
        </draw:frame>
        <draw:g xml:id="id17" draw:id="id17">
          <draw:line draw:style-name="gr5" draw:text-style-name="P3" draw:layer="layout" svg:x1="9.469cm" svg:y1="4.732cm" svg:x2="9.469cm" svg:y2="4.267cm">
            <text:p/>
          </draw:line>
          <draw:line draw:style-name="gr5" draw:text-style-name="P3" draw:layer="layout" svg:x1="10.18cm" svg:y1="4.263cm" svg:x2="8.76cm" svg:y2="4.263cm">
            <text:p/>
          </draw:line>
          <draw:line draw:style-name="gr5" draw:text-style-name="P3" draw:layer="layout" svg:x1="10.179cm" svg:y1="3.795cm" svg:x2="8.759cm" svg:y2="3.795cm">
            <text:p/>
          </draw:line>
          <draw:line draw:style-name="gr5" draw:text-style-name="P3" draw:layer="layout" svg:x1="9.469cm" svg:y1="3.797cm" svg:x2="9.469cm" svg:y2="3.332cm">
            <text:p/>
          </draw:line>
        </draw:g>
        <draw:connector draw:style-name="gr8" draw:text-style-name="P7" xml:id="id19" draw:id="id19" draw:layer="layout" svg:x1="9.469cm" svg:y1="3.332cm" svg:x2="6.664cm" svg:y2="2.11cm" draw:start-shape="id17" draw:start-glue-point="0" draw:end-shape="id16" draw:end-glue-point="0" svg:d="M9469 3332v-1222h-2805" svg:viewBox="0 0 2806 1223">
          <text:p/>
        </draw:connector>
        <draw:connector draw:style-name="gr8" draw:text-style-name="P7" draw:layer="layout" svg:x1="14.712cm" svg:y1="5.807cm" svg:x2="9.469cm" svg:y2="4.732cm" draw:end-shape="id17" draw:end-glue-point="2" svg:d="M14712 5807v-262h-5243v-813" svg:viewBox="0 0 5244 1076">
          <text:p/>
        </draw:connector>
        <draw:frame draw:style-name="gr21" draw:text-style-name="P11" draw:layer="layout" svg:width="1.569cm" svg:height="1.114cm" svg:x="9.4cm" svg:y="4.242cm">
          <draw:text-box>
            <text:p><text:span text:style-name="T7">C</text:span><text:span text:style-name="T3">pi1</text:span></text:p>
          </draw:text-box>
        </draw:frame>
        <draw:g xml:id="id18" draw:id="id18">
          <draw:line draw:style-name="gr5" draw:text-style-name="P3" draw:layer="layout" svg:x1="12.3cm" svg:y1="2.11cm" svg:x2="12.765cm" svg:y2="2.11cm">
            <text:p/>
          </draw:line>
          <draw:line draw:style-name="gr5" draw:text-style-name="P3" draw:layer="layout" svg:x1="12.769cm" svg:y1="2.821cm" svg:x2="12.769cm" svg:y2="1.401cm">
            <text:p/>
          </draw:line>
          <draw:line draw:style-name="gr5" draw:text-style-name="P3" draw:layer="layout" svg:x1="13.237cm" svg:y1="2.82cm" svg:x2="13.237cm" svg:y2="1.4cm">
            <text:p/>
          </draw:line>
          <draw:line draw:style-name="gr5" draw:text-style-name="P3" draw:layer="layout" svg:x1="13.235cm" svg:y1="2.11cm" svg:x2="13.7cm" svg:y2="2.11cm">
            <text:p/>
          </draw:line>
        </draw:g>
        <draw:connector draw:style-name="gr8" draw:text-style-name="P7" draw:layer="layout" svg:x1="12.3cm" svg:y1="2.11cm" svg:x2="9.469cm" svg:y2="2.11cm" draw:start-shape="id18" draw:start-glue-point="3" draw:end-shape="id19" draw:end-glue-point="0" svg:d="M12300 2110h-2831" svg:viewBox="0 0 2832 1">
          <text:p/>
        </draw:connector>
        <draw:frame draw:style-name="gr22" draw:text-style-name="P11" draw:layer="layout" svg:width="1.67cm" svg:height="1.114cm" svg:x="13.188cm" svg:y="0.756cm">
          <draw:text-box>
            <text:p>C<text:span text:style-name="T3">m</text:span><text:span text:style-name="T3">u1</text:span></text:p>
          </draw:text-box>
        </draw:frame>
        <draw:connector draw:style-name="gr8" draw:text-style-name="P7" draw:layer="layout" svg:x1="13.7cm" svg:y1="2.11cm" svg:x2="19.619cm" svg:y2="2.917cm" draw:start-shape="id18" draw:start-glue-point="1" draw:end-shape="id6" draw:end-glue-point="0" svg:d="M13700 2110h5919v807" svg:viewBox="0 0 5920 808">
          <text:p/>
        </draw:connector>
        <draw:g xml:id="id20" draw:id="id20">
          <draw:line draw:style-name="gr5" draw:text-style-name="P3" draw:layer="layout" svg:x1="17.957cm" svg:y1="4.707cm" svg:x2="17.957cm" svg:y2="4.242cm">
            <text:p/>
          </draw:line>
          <draw:line draw:style-name="gr5" draw:text-style-name="P3" draw:layer="layout" svg:x1="18.668cm" svg:y1="4.238cm" svg:x2="17.248cm" svg:y2="4.238cm">
            <text:p/>
          </draw:line>
          <draw:line draw:style-name="gr5" draw:text-style-name="P3" draw:layer="layout" svg:x1="18.667cm" svg:y1="3.77cm" svg:x2="17.247cm" svg:y2="3.77cm">
            <text:p/>
          </draw:line>
          <draw:line draw:style-name="gr5" draw:text-style-name="P3" draw:layer="layout" svg:x1="17.957cm" svg:y1="3.772cm" svg:x2="17.957cm" svg:y2="3.307cm">
            <text:p/>
          </draw:line>
        </draw:g>
        <draw:connector draw:style-name="gr8" draw:text-style-name="P7" draw:layer="layout" svg:x1="17.957cm" svg:y1="3.307cm" svg:x2="13.7cm" svg:y2="2.11cm" draw:start-shape="id20" draw:start-glue-point="0" draw:end-shape="id18" svg:d="M17957 3307v-1197h-4257" svg:viewBox="0 0 4258 1198">
          <text:p/>
        </draw:connector>
        <draw:connector draw:style-name="gr8" draw:text-style-name="P7" draw:layer="layout" svg:x1="19.824cm" svg:y1="5.801cm" svg:x2="17.957cm" svg:y2="4.707cm" draw:start-shape="id21" draw:start-glue-point="0" draw:end-shape="id20" draw:end-glue-point="2" svg:d="M19824 5801h-1867v-1094" svg:viewBox="0 0 1868 1095">
          <text:p/>
        </draw:connector>
        <draw:g xml:id="id29" draw:id="id29">
          <draw:line draw:style-name="gr5" draw:text-style-name="P3" draw:layer="layout" svg:x1="20.627cm" svg:y1="2.11cm" svg:x2="21.092cm" svg:y2="2.11cm">
            <text:p/>
          </draw:line>
          <draw:line draw:style-name="gr5" draw:text-style-name="P3" draw:layer="layout" svg:x1="21.096cm" svg:y1="2.821cm" svg:x2="21.096cm" svg:y2="1.401cm">
            <text:p/>
          </draw:line>
          <draw:line draw:style-name="gr5" draw:text-style-name="P3" draw:layer="layout" svg:x1="21.564cm" svg:y1="2.82cm" svg:x2="21.564cm" svg:y2="1.4cm">
            <text:p/>
          </draw:line>
          <draw:line draw:style-name="gr5" draw:text-style-name="P3" draw:layer="layout" svg:x1="21.562cm" svg:y1="2.11cm" svg:x2="22.027cm" svg:y2="2.11cm">
            <text:p/>
          </draw:line>
        </draw:g>
        <draw:frame draw:style-name="gr22" draw:text-style-name="P11" draw:layer="layout" svg:width="1.67cm" svg:height="1.114cm" svg:x="21.435cm" svg:y="0.784cm">
          <draw:text-box>
            <text:p>C<text:span text:style-name="T3">m</text:span><text:span text:style-name="T3">u</text:span><text:span text:style-name="T3">2</text:span></text:p>
          </draw:text-box>
        </draw:frame>
        <draw:custom-shape draw:style-name="gr23" draw:text-style-name="P7" draw:layer="layout" svg:width="0.348cm" svg:height="0.35cm" svg:x="0.796cm" svg:y="1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48cm" svg:height="0.35cm" svg:x="4.055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348cm" svg:height="0.35cm" svg:x="12.77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controls" svg:width="0.348cm" svg:height="0.35cm" svg:x="20.942cm" svg:y="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7" xml:id="id30" draw:id="id30" draw:layer="measurelines" draw:line-skew="-1.538cm" svg:x1="25.741cm" svg:y1="5.723cm" svg:x2="24.427cm" svg:y2="2.11cm" draw:start-shape="id22" draw:start-glue-point="0" svg:d="M25741 5723v-3619h-1314v6" svg:viewBox="0 0 1315 3620">
          <text:p/>
        </draw:connector>
        <draw:connector draw:style-name="gr25" draw:text-style-name="P7" draw:layer="measurelines" draw:line-skew="-0.555cm" svg:x1="25.741cm" svg:y1="7.726cm" svg:x2="17.149cm" svg:y2="10.718cm" draw:start-shape="id22" draw:start-glue-point="2" draw:end-shape="id23" draw:end-glue-point="0" svg:d="M25741 7726v2990h-8592v2" svg:viewBox="0 0 8593 2993">
          <text:p/>
        </draw:connector>
        <draw:frame draw:style-name="gr26" draw:text-style-name="P12" draw:layer="layout" svg:width="0.955cm" svg:height="1.058cm" svg:x="19.868cm" svg:y="2.309cm">
          <draw:text-box>
            <text:p><text:span text:style-name="T8">+</text:span></text:p>
          </draw:text-box>
        </draw:frame>
        <draw:frame draw:style-name="gr26" draw:text-style-name="P12" draw:layer="layout" svg:width="0.955cm" svg:height="1.058cm" svg:x="11.605cm" svg:y="2.431cm">
          <draw:text-box>
            <text:p><text:span text:style-name="T8">+</text:span></text:p>
          </draw:text-box>
        </draw:frame>
        <draw:frame draw:style-name="gr26" draw:text-style-name="P12" draw:layer="layout" svg:width="1.473cm" svg:height="1.418cm" svg:x="19.809cm" svg:y="4.324cm">
          <draw:text-box>
            <text:p><text:span text:style-name="T8">-</text:span></text:p>
          </draw:text-box>
        </draw:frame>
        <draw:frame draw:style-name="gr26" draw:text-style-name="P12" draw:layer="layout" svg:width="1.473cm" svg:height="1.418cm" svg:x="11.627cm" svg:y="4.406cm">
          <draw:text-box>
            <text:p><text:span text:style-name="T8">-</text:span></text:p>
          </draw:text-box>
        </draw:frame>
        <draw:frame draw:style-name="gr17" draw:text-style-name="P11" draw:layer="layout" svg:width="1.294cm" svg:height="1.119cm" svg:x="11.52cm" svg:y="3.502cm">
          <draw:text-box>
            <text:p><text:span text:style-name="T4">v</text:span><text:span text:style-name="T5">pi1</text:span></text:p>
          </draw:text-box>
        </draw:frame>
        <draw:frame draw:style-name="gr27" draw:text-style-name="P11" draw:layer="layout" svg:width="1.557cm" svg:height="1.968cm" svg:x="19.854cm" svg:y="3.504cm">
          <draw:text-box>
            <text:p><text:span text:style-name="T4">v</text:span><text:span text:style-name="T5">p</text:span><text:span text:style-name="T5">i</text:span><text:span text:style-name="T5">2</text:span></text:p>
          </draw:text-box>
        </draw:frame>
        <draw:frame draw:style-name="gr26" draw:text-style-name="P12" draw:layer="layout" svg:width="0.812cm" svg:height="0.929cm" svg:x="0.48cm" svg:y="1.004cm">
          <draw:text-box>
            <text:p><text:span text:style-name="T8">1</text:span></text:p>
          </draw:text-box>
        </draw:frame>
        <draw:frame draw:style-name="gr26" draw:text-style-name="P12" draw:layer="layout" svg:width="0.812cm" svg:height="0.929cm" svg:x="3.832cm" svg:y="0.976cm">
          <draw:text-box>
            <text:p><text:span text:style-name="T8">2</text:span></text:p>
          </draw:text-box>
        </draw:frame>
        <draw:frame draw:style-name="gr26" draw:text-style-name="P12" draw:layer="controls" svg:width="0.812cm" svg:height="0.929cm" svg:x="6.884cm" svg:y="0.992cm">
          <draw:text-box>
            <text:p><text:span text:style-name="T8">3</text:span></text:p>
          </draw:text-box>
        </draw:frame>
        <draw:frame draw:style-name="gr26" draw:text-style-name="P12" draw:layer="controls" svg:width="0.812cm" svg:height="0.929cm" svg:x="16.569cm" svg:y="1.123cm">
          <draw:text-box>
            <text:p><text:span text:style-name="T8">5</text:span></text:p>
          </draw:text-box>
        </draw:frame>
        <draw:frame draw:style-name="gr26" draw:text-style-name="P12" draw:layer="controls" svg:width="0.812cm" svg:height="0.929cm" svg:x="12.455cm" svg:y="5.838cm">
          <draw:text-box>
            <text:p><text:span text:style-name="T8">4</text:span></text:p>
          </draw:text-box>
        </draw:frame>
        <draw:frame draw:style-name="gr26" draw:text-style-name="P12" draw:layer="controls" svg:width="0.812cm" svg:height="0.929cm" svg:x="20.481cm" svg:y="5.923cm">
          <draw:text-box>
            <text:p><text:span text:style-name="T8">7</text:span></text:p>
          </draw:text-box>
        </draw:frame>
        <draw:custom-shape draw:style-name="gr23" draw:text-style-name="P7" xml:id="id28" draw:id="id28" draw:layer="controls" svg:width="0.348cm" svg:height="0.35cm" svg:x="16.812cm" svg:y="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28" draw:text-style-name="P5" draw:layer="layout" svg:width="1.6cm" svg:height="2.1cm" svg:x="22.047cm" svg:y="2.70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22.847cm" svg:y1="3.249cm" svg:x2="22.847cm" svg:y2="4.221cm">
            <text:p/>
          </draw:line>
        </draw:g>
        <draw:g>
          <draw:custom-shape draw:style-name="gr29" draw:text-style-name="P7" draw:layer="controls" svg:width="1.654cm" svg:height="2.126cm" svg:x="13.805cm" svg:y="2.8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0" draw:text-style-name="P3" draw:layer="controls" svg:x1="14.63cm" svg:y1="3.452cm" svg:x2="14.63cm" svg:y2="4.497cm">
            <text:p/>
          </draw:line>
        </draw:g>
        <draw:g>
          <draw:custom-shape draw:style-name="gr29" draw:text-style-name="P7" draw:layer="controls" svg:width="1.654cm" svg:height="2.126cm" svg:x="22.027cm" svg:y="2.6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0" draw:text-style-name="P3" draw:layer="controls" svg:x1="22.852cm" svg:y1="3.311cm" svg:x2="22.852cm" svg:y2="4.356cm">
            <text:p/>
          </draw:line>
        </draw:g>
        <draw:g xml:id="id15" draw:id="id15">
          <draw:line draw:style-name="gr3" draw:text-style-name="P3" draw:layer="layout" svg:x1="11.347cm" svg:y1="3cm" svg:x2="11.686cm" svg:y2="3.141cm">
            <text:p/>
          </draw:line>
          <draw:line draw:style-name="gr3" draw:text-style-name="P3" draw:layer="layout" svg:x1="11.023cm" svg:y1="3.518cm" svg:x2="11.684cm" svg:y2="3.137cm">
            <text:p/>
          </draw:line>
          <draw:line draw:style-name="gr3" draw:text-style-name="P3" draw:layer="layout" svg:x1="11.013cm" svg:y1="4.185cm" svg:x2="11.703cm" svg:y2="4.482cm">
            <text:p/>
          </draw:line>
          <draw:line draw:style-name="gr3" draw:text-style-name="P3" draw:layer="layout" svg:x1="11.007cm" svg:y1="3.503cm" svg:x2="11.697cm" svg:y2="3.8cm">
            <text:p/>
          </draw:line>
          <draw:line draw:style-name="gr3" draw:text-style-name="P3" draw:layer="layout" svg:x1="11.018cm" svg:y1="4.198cm" svg:x2="11.679cm" svg:y2="3.817cm">
            <text:p/>
          </draw:line>
          <draw:line draw:style-name="gr3" draw:text-style-name="P3" draw:layer="layout" svg:x1="11.046cm" svg:y1="4.87cm" svg:x2="11.707cm" svg:y2="4.489cm">
            <text:p/>
          </draw:line>
          <draw:line draw:style-name="gr3" draw:text-style-name="P3" draw:layer="layout" svg:x1="11.079cm" svg:y1="4.862cm" svg:x2="11.418cm" svg:y2="5.003cm">
            <text:p/>
          </draw:line>
        </draw:g>
        <draw:custom-shape draw:style-name="gr31" draw:text-style-name="P13" draw:layer="measurelines" svg:width="8.119cm" svg:height="5.173cm" svg:x="8.648cm" svg:y="0.873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measurelines" svg:width="1.205cm" svg:height="1.114cm" svg:x="10.872cm" svg:y="7.76cm">
          <draw:text-box>
            <text:p>R<text:span text:style-name="T3">E</text:span></text:p>
          </draw:text-box>
        </draw:frame>
        <draw:connector draw:style-name="gr8" draw:text-style-name="P7" draw:layer="measurelines" draw:line-skew="0.755cm" svg:x1="12.276cm" svg:y1="9.202cm" svg:x2="22.024cm" svg:y2="10.169cm" draw:start-shape="id12" draw:start-glue-point="2" svg:d="M12276 9202v1514h9748v-547" svg:viewBox="0 0 9749 1515">
          <text:p/>
        </draw:connector>
        <draw:g xml:id="id33" draw:id="id33">
          <draw:line draw:style-name="gr5" draw:text-style-name="P3" draw:layer="measurelines" svg:x1="14.182cm" svg:y1="9.074cm" svg:x2="14.182cm" svg:y2="8.609cm">
            <text:p/>
          </draw:line>
          <draw:line draw:style-name="gr5" draw:text-style-name="P3" draw:layer="measurelines" svg:x1="14.893cm" svg:y1="8.605cm" svg:x2="13.473cm" svg:y2="8.605cm">
            <text:p/>
          </draw:line>
          <draw:line draw:style-name="gr5" draw:text-style-name="P3" draw:layer="measurelines" svg:x1="14.892cm" svg:y1="8.137cm" svg:x2="13.472cm" svg:y2="8.137cm">
            <text:p/>
          </draw:line>
          <draw:line draw:style-name="gr5" draw:text-style-name="P3" draw:layer="measurelines" svg:x1="14.182cm" svg:y1="8.139cm" svg:x2="14.182cm" svg:y2="7.674cm">
            <text:p/>
          </draw:line>
        </draw:g>
        <draw:frame draw:style-name="gr32" draw:text-style-name="P11" draw:layer="measurelines" svg:width="1.205cm" svg:height="1.114cm" svg:x="14.938cm" svg:y="7.868cm">
          <draw:text-box>
            <text:p>C<text:span text:style-name="T3">B</text:span></text:p>
          </draw:text-box>
        </draw:frame>
        <draw:connector draw:style-name="gr8" draw:text-style-name="P7" draw:layer="measurelines" svg:x1="7.961cm" svg:y1="7.46cm" svg:x2="22.024cm" svg:y2="10.168cm" svg:d="M7961 7460v3258h14063v-550" svg:viewBox="0 0 14064 3259">
          <text:p/>
        </draw:connector>
        <draw:connector draw:style-name="gr8" draw:text-style-name="P7" draw:layer="measurelines" svg:x1="7.962cm" svg:y1="7.46cm" svg:x2="22.025cm" svg:y2="10.168cm" svg:d="M7962 7460v3258h14063v-550" svg:viewBox="0 0 14064 3259">
          <text:p/>
        </draw:connector>
        <draw:connector draw:style-name="gr8" draw:text-style-name="P7" draw:layer="measurelines" svg:x1="7.962cm" svg:y1="7.46cm" svg:x2="22.025cm" svg:y2="10.168cm" svg:d="M7962 7460v3258h14063v-550" svg:viewBox="0 0 14064 3259">
          <text:p/>
        </draw:connector>
        <draw:g>
          <draw:line draw:style-name="gr3" draw:text-style-name="P3" draw:layer="measurelines" svg:x1="7.95cm" svg:y1="5.458cm" svg:x2="8.289cm" svg:y2="5.599cm">
            <text:p/>
          </draw:line>
          <draw:line draw:style-name="gr3" draw:text-style-name="P3" draw:layer="measurelines" svg:x1="7.626cm" svg:y1="5.976cm" svg:x2="8.287cm" svg:y2="5.595cm">
            <text:p/>
          </draw:line>
          <draw:line draw:style-name="gr3" draw:text-style-name="P3" draw:layer="measurelines" svg:x1="7.616cm" svg:y1="6.643cm" svg:x2="8.306cm" svg:y2="6.94cm">
            <text:p/>
          </draw:line>
          <draw:line draw:style-name="gr3" draw:text-style-name="P3" draw:layer="measurelines" svg:x1="7.61cm" svg:y1="5.961cm" svg:x2="8.3cm" svg:y2="6.258cm">
            <text:p/>
          </draw:line>
          <draw:line draw:style-name="gr3" draw:text-style-name="P3" draw:layer="measurelines" svg:x1="7.621cm" svg:y1="6.656cm" svg:x2="8.282cm" svg:y2="6.275cm">
            <text:p/>
          </draw:line>
          <draw:line draw:style-name="gr3" draw:text-style-name="P3" draw:layer="measurelines" svg:x1="7.649cm" svg:y1="7.328cm" svg:x2="8.31cm" svg:y2="6.947cm">
            <text:p/>
          </draw:line>
          <draw:line draw:style-name="gr3" draw:text-style-name="P3" draw:layer="measurelines" svg:x1="7.682cm" svg:y1="7.32cm" svg:x2="8.021cm" svg:y2="7.461cm">
            <text:p/>
          </draw:line>
        </draw:g>
        <draw:frame draw:style-name="gr14" draw:text-style-name="P11" draw:layer="measurelines" svg:width="1.162cm" svg:height="1.114cm" svg:x="8.4cm" svg:y="5.986cm">
          <draw:text-box>
            <text:p>R<text:span text:style-name="T3">2</text:span></text:p>
          </draw:text-box>
        </draw:frame>
        <draw:frame draw:style-name="gr13" draw:text-style-name="P11" draw:layer="measurelines" svg:width="1.162cm" svg:height="1.114cm" svg:x="5.037cm" svg:y="5.945cm">
          <draw:text-box>
            <text:p>R<text:span text:style-name="T3">1</text:span></text:p>
          </draw:text-box>
        </draw:frame>
        <draw:connector draw:style-name="gr8" draw:text-style-name="P7" draw:layer="measurelines" svg:x1="6.665cm" svg:y1="7.5cm" svg:x2="22.024cm" svg:y2="10.168cm" svg:d="M6665 7500v3218h15359v-550" svg:viewBox="0 0 15360 3219">
          <text:p/>
        </draw:connector>
        <draw:g xml:id="id24" draw:id="id24">
          <draw:custom-shape draw:style-name="gr33" draw:text-style-name="P5" draw:layer="measurelines" svg:width="1.6cm" svg:height="2.1cm" svg:x="13.823cm" svg:y="2.8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measurelines" svg:x1="14.623cm" svg:y1="3.386cm" svg:x2="14.623cm" svg:y2="4.358cm">
            <text:p/>
          </draw:line>
        </draw:g>
        <draw:g xml:id="id25" draw:id="id25">
          <draw:line draw:style-name="gr3" draw:text-style-name="P3" draw:layer="measurelines" svg:x1="16.155cm" svg:y1="3.001cm" svg:x2="16.494cm" svg:y2="3.142cm">
            <text:p/>
          </draw:line>
          <draw:line draw:style-name="gr3" draw:text-style-name="P3" draw:layer="measurelines" svg:x1="15.831cm" svg:y1="3.519cm" svg:x2="16.492cm" svg:y2="3.138cm">
            <text:p/>
          </draw:line>
          <draw:line draw:style-name="gr3" draw:text-style-name="P3" draw:layer="measurelines" svg:x1="15.821cm" svg:y1="4.186cm" svg:x2="16.511cm" svg:y2="4.483cm">
            <text:p/>
          </draw:line>
          <draw:line draw:style-name="gr3" draw:text-style-name="P3" draw:layer="measurelines" svg:x1="15.815cm" svg:y1="3.504cm" svg:x2="16.505cm" svg:y2="3.801cm">
            <text:p/>
          </draw:line>
          <draw:line draw:style-name="gr3" draw:text-style-name="P3" draw:layer="measurelines" svg:x1="15.826cm" svg:y1="4.199cm" svg:x2="16.487cm" svg:y2="3.818cm">
            <text:p/>
          </draw:line>
          <draw:line draw:style-name="gr3" draw:text-style-name="P3" draw:layer="measurelines" svg:x1="15.854cm" svg:y1="4.871cm" svg:x2="16.515cm" svg:y2="4.49cm">
            <text:p/>
          </draw:line>
          <draw:line draw:style-name="gr3" draw:text-style-name="P3" draw:layer="measurelines" svg:x1="15.887cm" svg:y1="4.863cm" svg:x2="16.226cm" svg:y2="5.004cm">
            <text:p/>
          </draw:line>
        </draw:g>
        <draw:connector draw:style-name="gr8" draw:text-style-name="P7" draw:layer="measurelines" draw:line-skew="-0.199cm" svg:x1="14.623cm" svg:y1="2.842cm" svg:x2="16.165cm" svg:y2="3.001cm" draw:start-shape="id24" draw:start-glue-point="0" draw:end-shape="id25" draw:end-glue-point="0" svg:d="M14623 2842v-700h1542v859" svg:viewBox="0 0 1543 860">
          <text:p/>
        </draw:connector>
        <draw:frame draw:style-name="gr17" draw:text-style-name="P11" draw:layer="measurelines" svg:width="1.188cm" svg:height="1.119cm" svg:x="10.113cm" svg:y="2.546cm">
          <draw:text-box>
            <text:p><text:span text:style-name="T4">r</text:span><text:span text:style-name="T5">p</text:span><text:span text:style-name="T5">i</text:span><text:span text:style-name="T5">1</text:span></text:p>
          </draw:text-box>
        </draw:frame>
        <draw:frame draw:style-name="gr18" draw:text-style-name="P11" draw:layer="measurelines" svg:width="1.12cm" svg:height="1.114cm" svg:x="14.958cm" svg:y="2.427cm">
          <draw:text-box>
            <text:p>r<text:span text:style-name="T3">o</text:span><text:span text:style-name="T3">1</text:span></text:p>
          </draw:text-box>
        </draw:frame>
        <draw:frame draw:style-name="gr20" draw:text-style-name="P10" draw:layer="measurelines" svg:width="2.493cm" svg:height="1.713cm" svg:x="12.63cm" svg:y="4.254cm">
          <draw:text-box>
            <text:p>g<text:span text:style-name="T3">m</text:span><text:span text:style-name="T3">1</text:span><text:span text:style-name="T2">v</text:span><text:span text:style-name="T6">p</text:span><text:span text:style-name="T6">i</text:span><text:span text:style-name="T6">1</text:span></text:p>
          </draw:text-box>
        </draw:frame>
        <draw:g xml:id="id26" draw:id="id26">
          <draw:line draw:style-name="gr5" draw:text-style-name="P3" draw:layer="measurelines" svg:x1="9.47cm" svg:y1="4.733cm" svg:x2="9.47cm" svg:y2="4.268cm">
            <text:p/>
          </draw:line>
          <draw:line draw:style-name="gr5" draw:text-style-name="P3" draw:layer="measurelines" svg:x1="10.181cm" svg:y1="4.264cm" svg:x2="8.761cm" svg:y2="4.264cm">
            <text:p/>
          </draw:line>
          <draw:line draw:style-name="gr5" draw:text-style-name="P3" draw:layer="measurelines" svg:x1="10.18cm" svg:y1="3.796cm" svg:x2="8.76cm" svg:y2="3.796cm">
            <text:p/>
          </draw:line>
          <draw:line draw:style-name="gr5" draw:text-style-name="P3" draw:layer="measurelines" svg:x1="9.47cm" svg:y1="3.798cm" svg:x2="9.47cm" svg:y2="3.333cm">
            <text:p/>
          </draw:line>
        </draw:g>
        <draw:connector draw:style-name="gr8" draw:text-style-name="P7" draw:layer="measurelines" draw:line-skew="0.288cm" svg:x1="14.713cm" svg:y1="5.808cm" svg:x2="9.47cm" svg:y2="4.733cm" draw:end-shape="id26" draw:end-glue-point="2" svg:d="M14713 5808v26h-5243v-1101" svg:viewBox="0 0 5244 1102">
          <text:p/>
        </draw:connector>
        <draw:frame draw:style-name="gr21" draw:text-style-name="P11" draw:layer="measurelines" svg:width="1.569cm" svg:height="1.114cm" svg:x="9.401cm" svg:y="4.243cm">
          <draw:text-box>
            <text:p><text:span text:style-name="T7">C</text:span><text:span text:style-name="T3">p</text:span><text:span text:style-name="T3">i</text:span><text:span text:style-name="T3">1</text:span></text:p>
          </draw:text-box>
        </draw:frame>
        <draw:g xml:id="id27" draw:id="id27">
          <draw:line draw:style-name="gr5" draw:text-style-name="P3" draw:layer="measurelines" svg:x1="12.301cm" svg:y1="2.111cm" svg:x2="12.766cm" svg:y2="2.111cm">
            <text:p/>
          </draw:line>
          <draw:line draw:style-name="gr5" draw:text-style-name="P3" draw:layer="measurelines" svg:x1="12.77cm" svg:y1="2.822cm" svg:x2="12.77cm" svg:y2="1.402cm">
            <text:p/>
          </draw:line>
          <draw:line draw:style-name="gr5" draw:text-style-name="P3" draw:layer="measurelines" svg:x1="13.238cm" svg:y1="2.821cm" svg:x2="13.238cm" svg:y2="1.401cm">
            <text:p/>
          </draw:line>
          <draw:line draw:style-name="gr5" draw:text-style-name="P3" draw:layer="measurelines" svg:x1="13.236cm" svg:y1="2.111cm" svg:x2="13.701cm" svg:y2="2.111cm">
            <text:p/>
          </draw:line>
        </draw:g>
        <draw:connector draw:style-name="gr8" draw:text-style-name="P7" draw:layer="measurelines" svg:x1="12.301cm" svg:y1="2.111cm" svg:x2="9.47cm" svg:y2="2.111cm" draw:start-shape="id27" draw:start-glue-point="3" svg:d="M12301 2111h-2831" svg:viewBox="0 0 2832 1">
          <text:p/>
        </draw:connector>
        <draw:frame draw:style-name="gr34" draw:text-style-name="P11" draw:layer="measurelines" svg:width="1.67cm" svg:height="1.114cm" svg:x="13.087cm" svg:y="0.731cm">
          <draw:text-box>
            <text:p>C<text:span text:style-name="T3">m</text:span><text:span text:style-name="T3">u</text:span><text:span text:style-name="T3">1</text:span></text:p>
          </draw:text-box>
        </draw:frame>
        <draw:frame draw:style-name="gr26" draw:text-style-name="P12" draw:layer="measurelines" svg:width="0.955cm" svg:height="1.058cm" svg:x="11.606cm" svg:y="2.432cm">
          <draw:text-box>
            <text:p><text:span text:style-name="T8">+</text:span></text:p>
          </draw:text-box>
        </draw:frame>
        <draw:frame draw:style-name="gr26" draw:text-style-name="P12" draw:layer="measurelines" svg:width="1.473cm" svg:height="1.418cm" svg:x="11.628cm" svg:y="4.407cm">
          <draw:text-box>
            <text:p><text:span text:style-name="T8">-</text:span></text:p>
          </draw:text-box>
        </draw:frame>
        <draw:frame draw:style-name="gr17" draw:text-style-name="P11" draw:layer="measurelines" svg:width="1.294cm" svg:height="1.119cm" svg:x="11.568cm" svg:y="3.446cm">
          <draw:text-box>
            <text:p><text:span text:style-name="T4">v</text:span><text:span text:style-name="T5">p</text:span><text:span text:style-name="T5">i</text:span><text:span text:style-name="T5">1</text:span></text:p>
          </draw:text-box>
        </draw:frame>
        <draw:g xml:id="id34" draw:id="id34">
          <draw:line draw:style-name="gr3" draw:text-style-name="P3" draw:layer="measurelines" svg:x1="11.348cm" svg:y1="3.001cm" svg:x2="11.687cm" svg:y2="3.142cm">
            <text:p/>
          </draw:line>
          <draw:line draw:style-name="gr3" draw:text-style-name="P3" draw:layer="measurelines" svg:x1="11.024cm" svg:y1="3.519cm" svg:x2="11.685cm" svg:y2="3.138cm">
            <text:p/>
          </draw:line>
          <draw:line draw:style-name="gr3" draw:text-style-name="P3" draw:layer="measurelines" svg:x1="11.014cm" svg:y1="4.186cm" svg:x2="11.704cm" svg:y2="4.483cm">
            <text:p/>
          </draw:line>
          <draw:line draw:style-name="gr3" draw:text-style-name="P3" draw:layer="measurelines" svg:x1="11.008cm" svg:y1="3.504cm" svg:x2="11.698cm" svg:y2="3.801cm">
            <text:p/>
          </draw:line>
          <draw:line draw:style-name="gr3" draw:text-style-name="P3" draw:layer="measurelines" svg:x1="11.019cm" svg:y1="4.199cm" svg:x2="11.68cm" svg:y2="3.818cm">
            <text:p/>
          </draw:line>
          <draw:line draw:style-name="gr3" draw:text-style-name="P3" draw:layer="measurelines" svg:x1="11.047cm" svg:y1="4.871cm" svg:x2="11.708cm" svg:y2="4.49cm">
            <text:p/>
          </draw:line>
          <draw:line draw:style-name="gr3" draw:text-style-name="P3" draw:layer="measurelines" svg:x1="11.08cm" svg:y1="4.863cm" svg:x2="11.419cm" svg:y2="5.004cm">
            <text:p/>
          </draw:line>
        </draw:g>
        <draw:g xml:id="id35" draw:id="id35">
          <draw:custom-shape draw:style-name="gr29" draw:text-style-name="P7" draw:layer="measurelines" svg:width="1.654cm" svg:height="2.126cm" svg:x="13.806cm" svg:y="2.8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0" draw:text-style-name="P3" draw:layer="measurelines" svg:x1="14.631cm" svg:y1="3.453cm" svg:x2="14.631cm" svg:y2="4.498cm">
            <text:p/>
          </draw:line>
        </draw:g>
        <draw:connector draw:style-name="gr8" draw:text-style-name="P7" draw:layer="measurelines" svg:x1="17.958cm" svg:y1="3.308cm" svg:x2="13.701cm" svg:y2="2.111cm" svg:d="M17958 3308v-1197h-4257" svg:viewBox="0 0 4258 1198">
          <text:p/>
        </draw:connector>
        <draw:connector draw:style-name="gr8" draw:text-style-name="P7" draw:layer="measurelines" svg:x1="9.47cm" svg:y1="3.332cm" svg:x2="6.665cm" svg:y2="2.11cm" svg:d="M9470 3332v-1222h-2805" svg:viewBox="0 0 2806 1223">
          <text:p/>
        </draw:connector>
        <draw:connector draw:style-name="gr8" draw:text-style-name="P7" draw:layer="measurelines" svg:x1="11.358cm" svg:y1="3cm" svg:x2="6.665cm" svg:y2="2.11cm" svg:d="M11358 3000v-890h-4693" svg:viewBox="0 0 4694 891">
          <text:p/>
        </draw:connector>
        <draw:connector draw:style-name="gr25" draw:text-style-name="P7" draw:layer="measurelines" svg:x1="17.16cm" svg:y1="2.111cm" svg:x2="20.627cm" svg:y2="2.11cm" draw:start-shape="id28" draw:start-glue-point="10" draw:end-shape="id29" draw:end-glue-point="3" svg:d="M17160 2111h1710v-1h1757" svg:viewBox="0 0 3468 2">
          <text:p/>
        </draw:connector>
        <draw:connector draw:style-name="gr25" draw:text-style-name="P7" draw:layer="measurelines" svg:x1="22.027cm" svg:y1="2.11cm" svg:x2="24.427cm" svg:y2="2.11cm" draw:start-shape="id29" draw:start-glue-point="1" draw:end-shape="id30" draw:end-glue-point="3" svg:d="M22027 2110h2400" svg:viewBox="0 0 2401 1">
          <text:p/>
        </draw:connector>
        <draw:connector draw:style-name="gr9" draw:text-style-name="P8" draw:layer="measurelines" draw:line-skew="-0.099cm" svg:x1="22.847cm" svg:y1="2.694cm" svg:x2="24.427cm" svg:y2="2.847cm" draw:start-shape="id31" draw:start-glue-point="0" svg:d="M22847 2694v-600h1580v753" svg:viewBox="0 0 1581 754">
          <text:p/>
        </draw:connector>
        <draw:connector draw:style-name="gr8" draw:text-style-name="P7" draw:layer="measurelines" svg:x1="19.824cm" svg:y1="5.79cm" svg:x2="17.957cm" svg:y2="4.696cm" svg:d="M19824 5790h-1867v-1094" svg:viewBox="0 0 1868 1095">
          <text:p/>
        </draw:connector>
        <draw:frame draw:style-name="gr21" draw:text-style-name="P11" draw:layer="measurelines" svg:width="1.569cm" svg:height="1.114cm" svg:x="17.899cm" svg:y="4.259cm">
          <draw:text-box>
            <text:p>C<text:span text:style-name="T3">p</text:span><text:span text:style-name="T3">i2</text:span></text:p>
          </draw:text-box>
        </draw:frame>
        <draw:frame draw:style-name="gr26" draw:text-style-name="P12" draw:layer="measurelines" svg:width="0.955cm" svg:height="1.058cm" svg:x="19.868cm" svg:y="2.298cm">
          <draw:text-box>
            <text:p><text:span text:style-name="T8">+</text:span></text:p>
          </draw:text-box>
        </draw:frame>
        <draw:frame draw:style-name="gr26" draw:text-style-name="P12" draw:layer="measurelines" svg:width="1.473cm" svg:height="1.418cm" svg:x="19.809cm" svg:y="4.313cm">
          <draw:text-box>
            <text:p><text:span text:style-name="T8">-</text:span></text:p>
          </draw:text-box>
        </draw:frame>
        <draw:g xml:id="id31" draw:id="id31">
          <draw:custom-shape draw:style-name="gr35" draw:text-style-name="P5" draw:layer="measurelines" svg:width="1.6cm" svg:height="2.1cm" svg:x="22.047cm" svg:y="2.6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measurelines" svg:x1="22.847cm" svg:y1="3.238cm" svg:x2="22.847cm" svg:y2="4.21cm">
            <text:p/>
          </draw:line>
        </draw:g>
        <draw:connector draw:style-name="gr25" draw:text-style-name="P7" draw:layer="measurelines" svg:x1="22.027cm" svg:y1="2.099cm" svg:x2="24.427cm" svg:y2="2.099cm" svg:d="M22027 2099h2400" svg:viewBox="0 0 2401 1">
          <text:p/>
        </draw:connector>
        <draw:custom-shape draw:style-name="gr23" draw:text-style-name="P7" draw:layer="measurelines" svg:width="0.348cm" svg:height="0.35cm" svg:x="20.942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7" draw:layer="measurelines" svg:width="1.654cm" svg:height="2.126cm" svg:x="22.027cm" svg:y="2.68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0" draw:text-style-name="P3" draw:layer="measurelines" svg:x1="22.852cm" svg:y1="3.3cm" svg:x2="22.852cm" svg:y2="4.345cm">
            <text:p/>
          </draw:line>
        </draw:g>
        <draw:connector draw:style-name="gr25" draw:text-style-name="P7" draw:layer="measurelines" draw:line-skew="-0.744cm" svg:x1="12.276cm" svg:y1="7.199cm" svg:x2="13.246cm" svg:y2="5.927cm" draw:start-shape="id12" draw:start-glue-point="0" draw:end-shape="id32" draw:end-glue-point="9" svg:d="M12276 7199v-1378h970v106" svg:viewBox="0 0 971 1379">
          <text:p/>
        </draw:connector>
        <draw:connector draw:style-name="gr25" draw:text-style-name="P7" draw:layer="measurelines" svg:x1="14.182cm" svg:y1="7.674cm" svg:x2="13.297cm" svg:y2="5.803cm" draw:start-shape="id33" draw:start-glue-point="0" draw:end-shape="id32" draw:end-glue-point="10" svg:d="M14182 7674v-1871h-885" svg:viewBox="0 0 886 1872">
          <text:p/>
        </draw:connector>
        <draw:connector draw:style-name="gr25" draw:text-style-name="P7" draw:layer="measurelines" draw:line-skew="0.572cm" svg:x1="14.182cm" svg:y1="9.074cm" svg:x2="13.256cm" svg:y2="10.682cm" draw:start-shape="id33" draw:start-glue-point="2" svg:d="M14182 9074v1651h-926v-43" svg:viewBox="0 0 927 1652">
          <text:p/>
        </draw:connector>
        <draw:connector draw:style-name="gr25" draw:text-style-name="P7" draw:layer="measurelines" draw:line-skew="-0.255cm" svg:x1="11.358cm" svg:y1="5.004cm" svg:x2="12.276cm" svg:y2="7.199cm" draw:start-shape="id34" draw:start-glue-point="2" draw:end-shape="id12" draw:end-glue-point="0" svg:d="M11358 5004v843h918v1352" svg:viewBox="0 0 919 2196">
          <text:p/>
        </draw:connector>
        <draw:custom-shape draw:style-name="gr23" draw:text-style-name="P7" xml:id="id32" draw:id="id32" draw:layer="measurelines" svg:width="0.348cm" svg:height="0.35cm" svg:x="12.949cm" svg:y="5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measurelines" draw:line-skew="-0.486cm" svg:x1="14.633cm" svg:y1="4.962cm" svg:x2="14.182cm" svg:y2="7.674cm" draw:start-shape="id35" draw:start-glue-point="2" draw:end-shape="id33" draw:end-glue-point="0" svg:d="M14633 4962v846h-451v1866" svg:viewBox="0 0 452 2713">
          <text:p/>
        </draw:connector>
        <draw:connector draw:style-name="gr25" draw:text-style-name="P7" draw:layer="measurelines" draw:line-skew="-0.505cm" svg:x1="16.165cm" svg:y1="5.004cm" svg:x2="14.182cm" svg:y2="7.674cm" draw:start-shape="id25" draw:start-glue-point="2" draw:end-shape="id33" draw:end-glue-point="0" svg:d="M16165 5004v830h-1983v1840" svg:viewBox="0 0 1984 2671">
          <text:p/>
        </draw:connector>
        <draw:frame draw:style-name="gr36" draw:text-style-name="P1" draw:layer="measurelines" svg:width="6.89cm" svg:height="1.195cm" svg:x="17.833cm" svg:y="-0.219cm">
          <draw:text-box>
            <text:p><text:span text:style-name="T1">p</text:span><text:span text:style-name="T1">n</text:span><text:span text:style-name="T1">p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</draw:text-box>
        </draw:frame>
        <draw:custom-shape draw:style-name="gr23" draw:text-style-name="P7" draw:layer="layout" svg:width="0.348cm" svg:height="0.35cm" svg:x="7.104cm" svg:y="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" draw:text-style-name="P3" draw:layer="measurelines" svg:x1="14.115cm" svg:y1="11.937cm" svg:x2="10.299cm" svg:y2="11.96cm">
            <text:p/>
          </draw:line>
          <draw:line draw:style-name="gr3" draw:text-style-name="P3" draw:layer="measurelines" svg:x1="14.117cm" svg:y1="11.924cm" svg:x2="10.301cm" svg:y2="11.947cm">
            <text:p/>
          </draw:line>
          <draw:line draw:style-name="gr3" draw:text-style-name="P3" draw:layer="measurelines" svg:x1="11.341cm" svg:y1="12.456cm" svg:x2="13.237cm" svg:y2="12.456cm">
            <text:p/>
          </draw:line>
          <draw:line draw:style-name="gr3" draw:text-style-name="P3" draw:layer="measurelines" svg:x1="11.853cm" svg:y1="12.9cm" svg:x2="12.764cm" svg:y2="12.9cm">
            <text:p/>
          </draw:line>
          <draw:line draw:style-name="gr3" draw:text-style-name="P3" draw:layer="measurelines" svg:x1="12.257cm" svg:y1="11.905cm" svg:x2="12.272cm" svg:y2="10.76cm">
            <text:p/>
          </draw:line>
        </draw:g>
        <draw:frame draw:style-name="gr26" draw:text-style-name="P12" draw:layer="measurelines" svg:width="0.955cm" svg:height="1.058cm" svg:x="22.6cm" svg:y="7.618cm">
          <draw:text-box>
            <text:p><text:span text:style-name="T8">+</text:span></text:p>
          </draw:text-box>
        </draw:frame>
        <draw:frame draw:style-name="gr26" draw:text-style-name="P12" draw:layer="measurelines" svg:width="1.473cm" svg:height="1.418cm" svg:x="22.655cm" svg:y="9.527cm">
          <draw:text-box>
            <text:p><text:span text:style-name="T8">-</text:span></text:p>
          </draw:text-box>
        </draw:frame>
        <draw:frame draw:style-name="gr37" draw:text-style-name="P12" draw:layer="measurelines" svg:width="1.8cm" svg:height="1.505cm" svg:x="22.504cm" svg:y="8.548cm">
          <draw:text-box>
            <text:p><text:span text:style-name="T8">V</text:span><text:span text:style-name="T9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5-23T18:11:52.994335700</dc:date>
    <meta:editing-duration>PT1H15M59S</meta:editing-duration>
    <meta:editing-cycles>13</meta:editing-cycles>
    <meta:generator>LibreOffice/6.4.6.2$Linux_X86_64 LibreOffice_project/40$Build-2</meta:generator>
    <meta:document-statistic meta:object-count="297"/>
  </office:meta>
</office:document-meta>
</file>